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Utils.predicatedSortedSet( SortedSet set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tils.transformedSet( Set set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tils.unmodifiableSet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tils.hashCodeForSet( final Collection 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tUtils.typedSet( Set set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tils.isEqualSet( final Collection set1 , final Collection set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tUtils.Set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tUtils.typedSortedSet( SortedSet set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tils.unmodifiableSortedSet( Sorted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tils.orderedSet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tils.predicatedSet( Set set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tils.synchronizedSet(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tils.synchronizedSortedSet( Sorted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tils.transformedSortedSet( SortedSet set , 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